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ffffff" draw:textarea-vertical-align="middle"/>
    </style:style>
    <style:style style:name="gr3" style:family="graphic" style:parent-style-name="objectwithoutfill">
      <style:graphic-properties draw:marker-start="Arrow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start="" draw:marker-end="Arrow" draw:fill="none" draw:textarea-vertical-align="middle"/>
    </style:style>
    <style:style style:name="gr6" style:family="graphic" style:parent-style-name="objectwithoutfill">
      <style:graphic-properties draw:marker-start="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1pt" fo:font-style="italic"/>
    </style:style>
    <style:style style:name="P3" style:family="paragraph">
      <style:paragraph-properties style:text-autospace="none">
        <style:tab-stops>
          <style:tab-stop style:position="1.046cm"/>
        </style:tab-stops>
      </style:paragraph-properties>
    </style:style>
    <style:style style:name="P4" style:family="paragraph">
      <style:paragraph-properties fo:text-align="center" style:text-autospace="none">
        <style:tab-stops>
          <style:tab-stop style:position="1.046cm"/>
        </style:tab-stops>
      </style:paragraph-properties>
      <style:text-properties fo:color="#ffffff" fo:font-family="'Times New Roman'" style:font-style-name="Italic" style:font-family-generic="roman" style:font-pitch="variable" fo:font-size="11pt" fo:font-style="italic" style:font-family-asian="Menlo-Regular" style:font-size-asian="13pt" style:font-family-complex="Menlo-Regular" style:font-size-complex="13pt"/>
    </style:style>
    <style:style style:name="P5" style:family="paragraph">
      <style:paragraph-properties fo:text-align="center"/>
      <style:text-properties fo:font-family="'Times New Roman'" style:font-style-name="Italic" style:font-family-generic="roman" style:font-pitch="variable" fo:font-size="11pt" fo:font-style="italic" style:font-size-asian="13pt" style:font-size-complex="13pt"/>
    </style:style>
    <style:style style:name="P6" style:family="paragraph">
      <style:paragraph-properties fo:text-align="center" style:text-autospace="none">
        <style:tab-stops>
          <style:tab-stop style:position="1.046cm"/>
        </style:tab-stops>
      </style:paragraph-properties>
      <style:text-properties fo:color="#ffffff" fo:font-family="'Times New Roman'" style:font-style-name="Italic" style:font-family-generic="roman" style:font-pitch="variable" fo:font-size="11pt" fo:font-style="italic" style:font-family-asian="Menlo-Regular" style:font-size-asian="12pt" style:font-family-complex="Menlo-Regular" style:font-size-complex="6.80000019073486pt"/>
    </style:style>
    <style:style style:name="P7" style:family="paragraph">
      <style:paragraph-properties fo:text-align="center"/>
      <style:text-properties fo:font-family="'Times New Roman'" style:font-style-name="Italic" style:font-family-generic="roman" style:font-pitch="variable" fo:font-size="11pt" fo:font-style="italic" style:font-size-asian="14pt" style:font-size-complex="14pt"/>
    </style:style>
    <style:style style:name="P8" style:family="paragraph">
      <style:paragraph-properties fo:text-align="center"/>
      <style:text-properties fo:font-size="11pt"/>
    </style:style>
    <style:style style:name="P9" style:family="paragraph">
      <style:paragraph-properties fo:text-align="end"/>
    </style:style>
    <style:style style:name="P10" style:family="paragraph">
      <style:paragraph-properties fo:text-align="end"/>
      <style:text-properties fo:font-family="'Times New Roman'" style:font-style-name="Italic" style:font-family-generic="roman" style:font-pitch="variable" fo:font-size="11pt" fo:font-style="italic" style:font-size-asian="14pt" style:font-size-complex="14pt"/>
    </style:style>
    <style:style style:name="P11" style:family="paragraph">
      <style:paragraph-properties fo:text-align="center"/>
      <style:text-properties fo:font-family="'Times New Roman'" style:font-style-name="Italic" style:font-family-generic="roman" style:font-pitch="variable" fo:font-size="13pt" style:font-size-asian="13pt" style:font-size-complex="13pt"/>
    </style:style>
    <style:style style:name="P12" style:family="paragraph">
      <style:paragraph-properties fo:text-align="center" style:text-autospace="none">
        <style:tab-stops>
          <style:tab-stop style:position="1.046cm"/>
        </style:tab-stops>
      </style:paragraph-properties>
      <style:text-properties fo:color="#ffffff" fo:font-family="'Times New Roman'" style:font-style-name="Italic" style:font-family-generic="roman" style:font-pitch="variable" fo:font-size="8pt" fo:font-style="italic" style:font-family-asian="Menlo-Regular" style:font-size-asian="8pt" style:font-family-complex="Menlo-Regular" style:font-size-complex="8pt"/>
    </style:style>
    <style:style style:name="P13" style:family="paragraph">
      <style:paragraph-properties style:text-autospace="none">
        <style:tab-stops>
          <style:tab-stop style:position="1.046cm"/>
        </style:tab-stops>
      </style:paragraph-properties>
      <style:text-properties fo:color="#ffffff" fo:font-family="Menlo-Regular" fo:font-size="7pt" fo:font-style="italic" style:font-family-asian="Menlo-Regular" style:font-size-asian="7pt" style:font-style-asian="italic" style:font-family-complex="Menlo-Regular" style:font-size-complex="7pt" style:font-style-complex="italic"/>
    </style:style>
    <style:style style:name="P14" style:family="paragraph">
      <style:paragraph-properties fo:text-align="center" style:text-autospace="none">
        <style:tab-stops>
          <style:tab-stop style:position="1.046cm"/>
        </style:tab-stops>
      </style:paragraph-properties>
      <style:text-properties fo:color="#ffffff" fo:font-family="Menlo-Regular" fo:font-size="7pt" fo:font-style="italic" style:font-family-asian="Menlo-Regular" style:font-size-asian="7pt" style:font-style-asian="italic" style:font-family-complex="Menlo-Regular" style:font-size-complex="7pt" style:font-style-complex="italic"/>
    </style:style>
    <style:style style:name="T1" style:family="text">
      <style:text-properties fo:font-family="'Times New Roman'" style:font-style-name="Italic" style:font-family-generic="roman" style:font-pitch="variable" fo:font-size="11pt" fo:font-style="italic"/>
    </style:style>
    <style:style style:name="T2" style:family="text">
      <style:text-properties fo:font-family="'Times New Roman'" style:font-style-name="Italic" style:font-family-generic="roman" style:font-pitch="variable" fo:font-size="11pt" fo:font-style="italic" style:font-size-asian="13pt" style:font-size-complex="13pt"/>
    </style:style>
    <style:style style:name="T3" style:family="text">
      <style:text-properties fo:font-family="'Times New Roman'" style:font-style-name="Italic" style:font-family-generic="roman" style:font-pitch="variable" fo:font-size="7pt" fo:font-style="italic" style:font-size-asian="7pt" style:font-size-complex="7pt"/>
    </style:style>
    <style:style style:name="T4" style:family="text">
      <style:text-properties fo:color="#000000" style:text-outline="false" style:text-line-through-style="none" fo:font-family="'Times New Roman'" style:font-style-name="Italic" style:font-family-generic="roman" style:font-pitch="variable" fo:font-size="11pt" fo:font-style="italic" fo:text-shadow="none" style:text-underline-style="none" fo:font-weight="normal" style:letter-kerning="true" style:font-family-asian="Menlo-Regular" style:font-size-asian="13pt" style:font-style-asian="normal" style:font-weight-asian="normal" style:font-family-complex="Menlo-Regular" style:font-size-complex="13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fo:font-family="'Times New Roman'" style:font-style-name="Italic" style:font-family-generic="roman" style:font-pitch="variable" fo:font-size="11pt" fo:font-style="italic" fo:text-shadow="none" style:text-underline-style="none" fo:font-weight="normal" style:letter-kerning="true" style:font-family-asian="Menlo-Regular" style:font-size-asian="12pt" style:font-style-asian="normal" style:font-weight-asian="normal" style:font-family-complex="Menlo-Regular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family="'Times New Roman'" style:font-style-name="Italic" style:font-family-generic="roman" style:font-pitch="variable" fo:font-size="11pt" fo:font-style="italic" style:font-size-asian="14pt" style:font-size-complex="14pt"/>
    </style:style>
    <style:style style:name="T7" style:family="text">
      <style:text-properties fo:font-family="'Times New Roman'" style:font-style-name="Italic" style:font-family-generic="roman" style:font-pitch="variable" fo:font-size="13pt" style:font-size-asian="13pt" style:font-size-complex="13pt"/>
    </style:style>
    <style:style style:name="T8" style:family="text">
      <style:text-properties fo:color="#000000" style:text-outline="false" style:text-line-through-style="none" fo:font-family="'Times New Roman'" style:font-style-name="Italic" style:font-family-generic="roman" style:font-pitch="variable" fo:font-size="8pt" fo:font-style="italic" fo:text-shadow="none" style:text-underline-style="none" fo:font-weight="normal" style:letter-kerning="true" style:font-family-asian="Menlo-Regular" style:font-size-asian="8pt" style:font-style-asian="normal" style:font-weight-asian="normal" style:font-family-complex="Menlo-Regular" style:font-size-complex="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fo:font-family="'Times New Roman'" style:font-style-name="Italic" style:font-family-generic="roman" style:font-pitch="variable" fo:font-size="7pt" fo:font-style="italic" fo:text-shadow="none" style:text-underline-style="none" fo:font-weight="normal" style:letter-kerning="true" style:font-family-asian="Menlo-Regular" style:font-size-asian="7pt" style:font-style-asian="italic" style:font-weight-asian="normal" style:font-family-complex="Menlo-Regular" style:font-size-complex="7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3.719cm" svg:height="0.858cm" svg:x="14.602cm" svg:y="2.105cm">
          <text:p text:style-name="P1"><text:span text:style-name="T1">Початок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468cm" svg:height="0.644cm" svg:x="14.602cm" svg:y="3.285cm">
          <text:p text:style-name="P1"><text:span text:style-name="T1">Введення: n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3.468cm" svg:height="0.644cm" svg:x="14.602cm" svg:y="6.825cm">
          <text:p text:style-name="P1"><text:span text:style-name="T1"> </text:span><text:span text:style-name="T2">Введення: A</text:span><text:span text:style-name="T3">ij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rect draw:style-name="gr2" draw:text-style-name="P4" draw:layer="layout" svg:width="2.338cm" svg:height="0.965cm" svg:x="15.218cm" svg:y="16.962cm">
          <text:p text:style-name="P3"><text:span text:style-name="T4">tmp = A[i][j];</text:span></text:p>
        </draw:rect>
        <draw:custom-shape draw:style-name="gr1" draw:text-style-name="P5" draw:layer="layout" svg:width="2.125cm" svg:height="1.609cm" svg:x="15.325cm" svg:y="18.249cm">
          <text:p text:style-name="P1"><text:span text:style-name="T2">max &lt; tmp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2" draw:text-style-name="P6" draw:layer="layout" svg:width="1.913cm" svg:height="0.643cm" svg:x="15.431cm" svg:y="20.18cm">
          <text:p text:style-name="P3"><text:span text:style-name="T5">max = tmp</text:span></text:p>
        </draw:rect>
        <draw:custom-shape draw:style-name="gr1" draw:text-style-name="P7" draw:layer="layout" svg:width="2.656cm" svg:height="0.965cm" svg:x="15.027cm" svg:y="5.538cm">
          <text:p text:style-name="P1"><text:span text:style-name="T6">j = 1, n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7" draw:layer="layout" svg:width="2.656cm" svg:height="0.966cm" svg:x="15.027cm" svg:y="4.25cm">
          <text:p text:style-name="P1"><text:span text:style-name="T6">i = 1, n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3" draw:text-style-name="P8" draw:layer="layout" svg:x1="16.514cm" svg:y1="3.285cm" svg:x2="16.514cm" svg:y2="2.963cm">
          <text:p/>
        </draw:line>
        <draw:line draw:style-name="gr3" draw:text-style-name="P8" draw:layer="layout" svg:x1="16.514cm" svg:y1="4.251cm" svg:x2="16.514cm" svg:y2="3.929cm">
          <text:p/>
        </draw:line>
        <draw:line draw:style-name="gr3" draw:text-style-name="P8" draw:layer="layout" svg:x1="16.514cm" svg:y1="5.538cm" svg:x2="16.514cm" svg:y2="5.216cm">
          <text:p/>
        </draw:line>
        <draw:line draw:style-name="gr3" draw:text-style-name="P8" draw:layer="layout" svg:x1="16.514cm" svg:y1="6.825cm" svg:x2="16.514cm" svg:y2="6.503cm">
          <text:p/>
        </draw:line>
        <draw:line draw:style-name="gr4" draw:text-style-name="P8" draw:layer="layout" svg:x1="17.683cm" svg:y1="4.723cm" svg:x2="19.064cm" svg:y2="4.723cm">
          <text:p/>
        </draw:line>
        <draw:line draw:style-name="gr4" draw:text-style-name="P8" draw:layer="layout" svg:x1="19.065cm" svg:y1="4.723cm" svg:x2="19.065cm" svg:y2="7.791cm">
          <text:p/>
        </draw:line>
        <draw:line draw:style-name="gr4" draw:text-style-name="P8" draw:layer="layout" svg:x1="16.514cm" svg:y1="7.79cm" svg:x2="19.064cm" svg:y2="7.79cm">
          <text:p/>
        </draw:line>
        <draw:line draw:style-name="gr3" draw:text-style-name="P8" draw:layer="layout" svg:x1="16.514cm" svg:y1="8.112cm" svg:x2="16.514cm" svg:y2="7.79cm">
          <text:p/>
        </draw:line>
        <draw:line draw:style-name="gr4" draw:text-style-name="P8" draw:layer="layout" svg:x1="16.514cm" svg:y1="7.469cm" svg:x2="16.514cm" svg:y2="7.576cm">
          <text:p/>
        </draw:line>
        <draw:line draw:style-name="gr4" draw:text-style-name="P8" draw:layer="layout" svg:x1="16.515cm" svg:y1="7.576cm" svg:x2="14.177cm" svg:y2="7.576cm">
          <text:p/>
        </draw:line>
        <draw:line draw:style-name="gr4" draw:text-style-name="P8" draw:layer="layout" svg:x1="14.177cm" svg:y1="7.576cm" svg:x2="14.177cm" svg:y2="6.01cm">
          <text:p/>
        </draw:line>
        <draw:line draw:style-name="gr3" draw:text-style-name="P8" draw:layer="layout" svg:x1="15.027cm" svg:y1="6.01cm" svg:x2="14.177cm" svg:y2="6.01cm">
          <text:p/>
        </draw:line>
        <draw:line draw:style-name="gr4" draw:text-style-name="P8" draw:layer="layout" svg:x1="17.683cm" svg:y1="6.01cm" svg:x2="18.746cm" svg:y2="6.01cm">
          <text:p/>
        </draw:line>
        <draw:line draw:style-name="gr4" draw:text-style-name="P8" draw:layer="layout" svg:x1="18.746cm" svg:y1="6.01cm" svg:x2="18.746cm" svg:y2="7.683cm">
          <text:p/>
        </draw:line>
        <draw:line draw:style-name="gr4" draw:text-style-name="P8" draw:layer="layout" svg:x1="18.746cm" svg:y1="7.683cm" svg:x2="13.964cm" svg:y2="7.683cm">
          <text:p/>
        </draw:line>
        <draw:line draw:style-name="gr4" draw:text-style-name="P8" draw:layer="layout" svg:x1="13.964cm" svg:y1="7.684cm" svg:x2="13.964cm" svg:y2="4.723cm">
          <text:p/>
        </draw:line>
        <draw:line draw:style-name="gr5" draw:text-style-name="P8" draw:layer="layout" svg:x1="13.964cm" svg:y1="4.723cm" svg:x2="15.027cm" svg:y2="4.723cm">
          <text:p/>
        </draw:line>
        <draw:custom-shape draw:style-name="gr1" draw:text-style-name="P2" draw:layer="layout" svg:width="3.468cm" svg:height="0.643cm" svg:x="14.465cm" svg:y="13.107cm">
          <text:p text:style-name="P1"><text:span text:style-name="T2">Виведення: A</text:span><text:span text:style-name="T3">ij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7" draw:layer="layout" svg:width="2.656cm" svg:height="0.966cm" svg:x="14.89cm" svg:y="11.819cm">
          <text:p text:style-name="P1"><text:span text:style-name="T6">j = 1, n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0" draw:layer="layout" svg:width="2.656cm" svg:height="0.966cm" svg:x="14.89cm" svg:y="10.532cm">
          <text:p text:style-name="P9"><text:span text:style-name="T6">i = 1, n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3" draw:text-style-name="P8" draw:layer="layout" svg:x1="16.377cm" svg:y1="11.82cm" svg:x2="16.377cm" svg:y2="11.498cm">
          <text:p/>
        </draw:line>
        <draw:line draw:style-name="gr3" draw:text-style-name="P8" draw:layer="layout" svg:x1="16.377cm" svg:y1="13.107cm" svg:x2="16.377cm" svg:y2="12.785cm">
          <text:p/>
        </draw:line>
        <draw:line draw:style-name="gr4" draw:text-style-name="P8" draw:layer="layout" svg:x1="17.546cm" svg:y1="11.004cm" svg:x2="18.927cm" svg:y2="11.004cm">
          <text:p/>
        </draw:line>
        <draw:line draw:style-name="gr4" draw:text-style-name="P8" draw:layer="layout" svg:x1="18.928cm" svg:y1="11.004cm" svg:x2="18.928cm" svg:y2="14.072cm">
          <text:p/>
        </draw:line>
        <draw:line draw:style-name="gr4" draw:text-style-name="P8" draw:layer="layout" svg:x1="16.377cm" svg:y1="14.072cm" svg:x2="18.927cm" svg:y2="14.072cm">
          <text:p/>
        </draw:line>
        <draw:line draw:style-name="gr3" draw:text-style-name="P8" draw:layer="layout" svg:x1="16.377cm" svg:y1="14.394cm" svg:x2="16.377cm" svg:y2="14.072cm">
          <text:p/>
        </draw:line>
        <draw:line draw:style-name="gr4" draw:text-style-name="P8" draw:layer="layout" svg:x1="16.377cm" svg:y1="13.75cm" svg:x2="16.377cm" svg:y2="13.857cm">
          <text:p/>
        </draw:line>
        <draw:line draw:style-name="gr4" draw:text-style-name="P8" draw:layer="layout" svg:x1="16.378cm" svg:y1="13.858cm" svg:x2="14.04cm" svg:y2="13.858cm">
          <text:p/>
        </draw:line>
        <draw:line draw:style-name="gr4" draw:text-style-name="P8" draw:layer="layout" svg:x1="14.04cm" svg:y1="13.858cm" svg:x2="14.04cm" svg:y2="12.292cm">
          <text:p/>
        </draw:line>
        <draw:line draw:style-name="gr3" draw:text-style-name="P8" draw:layer="layout" svg:x1="14.89cm" svg:y1="12.292cm" svg:x2="14.04cm" svg:y2="12.292cm">
          <text:p/>
        </draw:line>
        <draw:line draw:style-name="gr4" draw:text-style-name="P8" draw:layer="layout" svg:x1="17.546cm" svg:y1="12.292cm" svg:x2="18.609cm" svg:y2="12.292cm">
          <text:p/>
        </draw:line>
        <draw:line draw:style-name="gr4" draw:text-style-name="P8" draw:layer="layout" svg:x1="18.609cm" svg:y1="12.292cm" svg:x2="18.609cm" svg:y2="13.965cm">
          <text:p/>
        </draw:line>
        <draw:line draw:style-name="gr4" draw:text-style-name="P8" draw:layer="layout" svg:x1="18.609cm" svg:y1="13.965cm" svg:x2="13.827cm" svg:y2="13.965cm">
          <text:p/>
        </draw:line>
        <draw:line draw:style-name="gr4" draw:text-style-name="P8" draw:layer="layout" svg:x1="13.827cm" svg:y1="13.965cm" svg:x2="13.827cm" svg:y2="11.004cm">
          <text:p/>
        </draw:line>
        <draw:line draw:style-name="gr5" draw:text-style-name="P8" draw:layer="layout" svg:x1="13.827cm" svg:y1="11.004cm" svg:x2="14.89cm" svg:y2="11.004cm">
          <text:p/>
        </draw:line>
        <draw:custom-shape draw:style-name="gr1" draw:text-style-name="P7" draw:layer="layout" svg:width="2.656cm" svg:height="0.966cm" svg:x="14.9cm" svg:y="15.674cm">
          <text:p text:style-name="P1"><text:span text:style-name="T6">j = 1, n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7" draw:layer="layout" svg:width="2.656cm" svg:height="0.965cm" svg:x="14.9cm" svg:y="14.387cm">
          <text:p text:style-name="P1"><text:span text:style-name="T6">i = 1, n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3" draw:text-style-name="P8" draw:layer="layout" svg:x1="16.387cm" svg:y1="15.674cm" svg:x2="16.387cm" svg:y2="15.352cm">
          <text:p/>
        </draw:line>
        <draw:line draw:style-name="gr3" draw:text-style-name="P8" draw:layer="layout" svg:x1="16.387cm" svg:y1="16.962cm" svg:x2="16.387cm" svg:y2="16.64cm">
          <text:p/>
        </draw:line>
        <draw:line draw:style-name="gr4" draw:text-style-name="P8" draw:layer="layout" svg:x1="17.556cm" svg:y1="14.859cm" svg:x2="18.937cm" svg:y2="14.859cm">
          <text:p/>
        </draw:line>
        <draw:line draw:style-name="gr4" draw:text-style-name="P8" draw:layer="layout" svg:x1="18.938cm" svg:y1="14.859cm" svg:x2="18.938cm" svg:y2="21.574cm">
          <text:p/>
        </draw:line>
        <draw:line draw:style-name="gr4" draw:text-style-name="P8" draw:layer="layout" svg:x1="16.387cm" svg:y1="21.574cm" svg:x2="18.937cm" svg:y2="21.574cm">
          <text:p/>
        </draw:line>
        <draw:line draw:style-name="gr3" draw:text-style-name="P8" draw:layer="layout" svg:x1="16.392cm" svg:y1="21.896cm" svg:x2="16.392cm" svg:y2="21.574cm">
          <text:p/>
        </draw:line>
        <draw:line draw:style-name="gr4" draw:text-style-name="P8" draw:layer="layout" svg:x1="14.05cm" svg:y1="21.145cm" svg:x2="14.05cm" svg:y2="16.146cm">
          <text:p/>
        </draw:line>
        <draw:line draw:style-name="gr3" draw:text-style-name="P8" draw:layer="layout" svg:x1="14.9cm" svg:y1="16.146cm" svg:x2="14.05cm" svg:y2="16.146cm">
          <text:p/>
        </draw:line>
        <draw:line draw:style-name="gr4" draw:text-style-name="P8" draw:layer="layout" svg:x1="17.556cm" svg:y1="16.146cm" svg:x2="18.619cm" svg:y2="16.146cm">
          <text:p/>
        </draw:line>
        <draw:line draw:style-name="gr4" draw:text-style-name="P8" draw:layer="layout" svg:x1="18.619cm" svg:y1="16.146cm" svg:x2="18.619cm" svg:y2="21.359cm">
          <text:p/>
        </draw:line>
        <draw:line draw:style-name="gr4" draw:text-style-name="P8" draw:layer="layout" svg:x1="18.619cm" svg:y1="21.36cm" svg:x2="13.837cm" svg:y2="21.36cm">
          <text:p/>
        </draw:line>
        <draw:line draw:style-name="gr4" draw:text-style-name="P8" draw:layer="layout" svg:x1="13.837cm" svg:y1="21.36cm" svg:x2="13.837cm" svg:y2="14.859cm">
          <text:p/>
        </draw:line>
        <draw:line draw:style-name="gr5" draw:text-style-name="P8" draw:layer="layout" svg:x1="13.837cm" svg:y1="14.859cm" svg:x2="14.9cm" svg:y2="14.859cm">
          <text:p/>
        </draw:line>
        <draw:line draw:style-name="gr3" draw:text-style-name="P8" draw:layer="layout" svg:x1="16.387cm" svg:y1="18.249cm" svg:x2="16.387cm" svg:y2="17.927cm">
          <text:p/>
        </draw:line>
        <draw:line draw:style-name="gr3" draw:text-style-name="P8" draw:layer="layout" svg:x1="16.387cm" svg:y1="20.18cm" svg:x2="16.387cm" svg:y2="19.858cm">
          <text:p/>
        </draw:line>
        <draw:line draw:style-name="gr4" draw:text-style-name="P8" draw:layer="layout" svg:x1="17.448cm" svg:y1="19.042cm" svg:x2="17.876cm" svg:y2="19.042cm">
          <text:p/>
        </draw:line>
        <draw:line draw:style-name="gr4" draw:text-style-name="P8" draw:layer="layout" svg:x1="17.875cm" svg:y1="19.043cm" svg:x2="17.875cm" svg:y2="21.145cm">
          <text:p/>
        </draw:line>
        <draw:line draw:style-name="gr5" draw:text-style-name="P8" draw:layer="layout" svg:x1="17.875cm" svg:y1="21.145cm" svg:x2="16.387cm" svg:y2="21.145cm">
          <text:p/>
        </draw:line>
        <draw:line draw:style-name="gr6" draw:text-style-name="P8" draw:layer="layout" svg:x1="16.387cm" svg:y1="21.145cm" svg:x2="16.387cm" svg:y2="20.823cm">
          <text:p/>
        </draw:line>
        <draw:line draw:style-name="gr4" draw:text-style-name="P8" draw:layer="layout" svg:x1="16.388cm" svg:y1="21.145cm" svg:x2="14.05cm" svg:y2="21.145cm">
          <text:p/>
        </draw:line>
        <draw:custom-shape draw:style-name="gr1" draw:text-style-name="P7" draw:layer="layout" svg:width="2.657cm" svg:height="0.966cm" svg:x="3.439cm" svg:y="16.109cm">
          <text:p text:style-name="P1"><text:span text:style-name="T6">j = 1, n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7" draw:layer="layout" svg:width="2.657cm" svg:height="0.965cm" svg:x="3.439cm" svg:y="14.822cm">
          <text:p text:style-name="P1"><text:span text:style-name="T6">i = 1, n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3" draw:text-style-name="P8" draw:layer="layout" svg:x1="4.927cm" svg:y1="16.109cm" svg:x2="4.927cm" svg:y2="15.787cm">
          <text:p/>
        </draw:line>
        <draw:line draw:style-name="gr3" draw:text-style-name="P8" draw:layer="layout" svg:x1="4.927cm" svg:y1="17.397cm" svg:x2="4.927cm" svg:y2="17.075cm">
          <text:p/>
        </draw:line>
        <draw:line draw:style-name="gr4" draw:text-style-name="P8" draw:layer="layout" svg:x1="6.096cm" svg:y1="15.294cm" svg:x2="7.477cm" svg:y2="15.294cm">
          <text:p/>
        </draw:line>
        <draw:line draw:style-name="gr4" draw:text-style-name="P8" draw:layer="layout" svg:x1="7.477cm" svg:y1="15.294cm" svg:x2="7.477cm" svg:y2="18.362cm">
          <text:p/>
        </draw:line>
        <draw:line draw:style-name="gr4" draw:text-style-name="P8" draw:layer="layout" svg:x1="4.927cm" svg:y1="18.362cm" svg:x2="7.477cm" svg:y2="18.362cm">
          <text:p/>
        </draw:line>
        <draw:line draw:style-name="gr4" draw:text-style-name="P8" draw:layer="layout" svg:x1="4.927cm" svg:y1="18.04cm" svg:x2="4.927cm" svg:y2="18.147cm">
          <text:p/>
        </draw:line>
        <draw:line draw:style-name="gr4" draw:text-style-name="P8" draw:layer="layout" svg:x1="4.927cm" svg:y1="18.147cm" svg:x2="2.589cm" svg:y2="18.147cm">
          <text:p/>
        </draw:line>
        <draw:line draw:style-name="gr4" draw:text-style-name="P8" draw:layer="layout" svg:x1="2.589cm" svg:y1="18.147cm" svg:x2="2.589cm" svg:y2="16.581cm">
          <text:p/>
        </draw:line>
        <draw:line draw:style-name="gr3" draw:text-style-name="P8" draw:layer="layout" svg:x1="3.439cm" svg:y1="16.581cm" svg:x2="2.589cm" svg:y2="16.581cm">
          <text:p/>
        </draw:line>
        <draw:line draw:style-name="gr4" draw:text-style-name="P8" draw:layer="layout" svg:x1="6.096cm" svg:y1="16.581cm" svg:x2="7.159cm" svg:y2="16.581cm">
          <text:p/>
        </draw:line>
        <draw:line draw:style-name="gr4" draw:text-style-name="P8" draw:layer="layout" svg:x1="7.158cm" svg:y1="16.581cm" svg:x2="7.158cm" svg:y2="18.254cm">
          <text:p/>
        </draw:line>
        <draw:line draw:style-name="gr4" draw:text-style-name="P8" draw:layer="layout" svg:x1="7.158cm" svg:y1="18.255cm" svg:x2="2.376cm" svg:y2="18.255cm">
          <text:p/>
        </draw:line>
        <draw:line draw:style-name="gr4" draw:text-style-name="P8" draw:layer="layout" svg:x1="2.376cm" svg:y1="18.255cm" svg:x2="2.376cm" svg:y2="15.294cm">
          <text:p/>
        </draw:line>
        <draw:line draw:style-name="gr5" draw:text-style-name="P8" draw:layer="layout" svg:x1="2.376cm" svg:y1="15.294cm" svg:x2="3.439cm" svg:y2="15.294cm">
          <text:p/>
        </draw:line>
        <draw:line draw:style-name="gr3" draw:text-style-name="P8" draw:layer="layout" svg:x1="4.927cm" svg:y1="18.684cm" svg:x2="4.927cm" svg:y2="18.362cm">
          <text:p/>
        </draw:line>
        <draw:custom-shape draw:style-name="gr1" draw:text-style-name="P11" draw:layer="layout" svg:width="0.635cm" svg:height="0.635cm" svg:x="16.199cm" svg:y="8.074cm">
          <text:p text:style-name="P1"><text:span text:style-name="T7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1" draw:layer="layout" svg:width="0.635cm" svg:height="0.635cm" svg:x="15.996cm" svg:y="9.42cm">
          <text:p text:style-name="P1"><text:span text:style-name="T7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6.301cm" svg:y1="10.055cm" svg:x2="16.301cm" svg:y2="10.563cm">
          <text:p/>
        </draw:line>
        <draw:custom-shape draw:style-name="gr1" draw:text-style-name="P12" draw:layer="layout" svg:width="3.468cm" svg:height="0.643cm" svg:x="3.247cm" svg:y="21.228cm">
          <text:p text:style-name="P12"><text:span text:style-name="T8">Виведення: </text:span></text:p>
          <text:p text:style-name="P12"><text:span text:style-name="T8">B[i][j]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7" draw:layer="layout" svg:width="2.657cm" svg:height="0.966cm" svg:x="3.566cm" svg:y="19.94cm">
          <text:p text:style-name="P7"><text:span text:style-name="T6">j = 1, n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7" draw:layer="layout" svg:width="2.657cm" svg:height="0.965cm" svg:x="3.566cm" svg:y="18.653cm">
          <text:p text:style-name="P7"><text:span text:style-name="T6">i = 1, n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3" draw:text-style-name="P8" draw:layer="layout" svg:x1="5.054cm" svg:y1="19.94cm" svg:x2="5.054cm" svg:y2="19.618cm">
          <text:p/>
        </draw:line>
        <draw:line draw:style-name="gr3" draw:text-style-name="P8" draw:layer="layout" svg:x1="5.054cm" svg:y1="21.228cm" svg:x2="5.054cm" svg:y2="20.906cm">
          <text:p/>
        </draw:line>
        <draw:line draw:style-name="gr4" draw:text-style-name="P8" draw:layer="layout" svg:x1="6.223cm" svg:y1="19.125cm" svg:x2="7.604cm" svg:y2="19.125cm">
          <text:p/>
        </draw:line>
        <draw:line draw:style-name="gr4" draw:text-style-name="P8" draw:layer="layout" svg:x1="7.604cm" svg:y1="19.125cm" svg:x2="7.604cm" svg:y2="22.193cm">
          <text:p/>
        </draw:line>
        <draw:line draw:style-name="gr4" draw:text-style-name="P8" draw:layer="layout" svg:x1="5.054cm" svg:y1="22.193cm" svg:x2="7.604cm" svg:y2="22.193cm">
          <text:p/>
        </draw:line>
        <draw:line draw:style-name="gr4" draw:text-style-name="P8" draw:layer="layout" svg:x1="5.054cm" svg:y1="21.871cm" svg:x2="5.054cm" svg:y2="21.978cm">
          <text:p/>
        </draw:line>
        <draw:line draw:style-name="gr4" draw:text-style-name="P8" draw:layer="layout" svg:x1="5.054cm" svg:y1="21.978cm" svg:x2="2.716cm" svg:y2="21.978cm">
          <text:p/>
        </draw:line>
        <draw:line draw:style-name="gr4" draw:text-style-name="P8" draw:layer="layout" svg:x1="2.716cm" svg:y1="21.978cm" svg:x2="2.716cm" svg:y2="20.412cm">
          <text:p/>
        </draw:line>
        <draw:line draw:style-name="gr3" draw:text-style-name="P8" draw:layer="layout" svg:x1="3.566cm" svg:y1="20.412cm" svg:x2="2.716cm" svg:y2="20.412cm">
          <text:p/>
        </draw:line>
        <draw:line draw:style-name="gr4" draw:text-style-name="P8" draw:layer="layout" svg:x1="6.223cm" svg:y1="20.412cm" svg:x2="7.286cm" svg:y2="20.412cm">
          <text:p/>
        </draw:line>
        <draw:line draw:style-name="gr4" draw:text-style-name="P8" draw:layer="layout" svg:x1="7.285cm" svg:y1="20.412cm" svg:x2="7.285cm" svg:y2="22.085cm">
          <text:p/>
        </draw:line>
        <draw:line draw:style-name="gr4" draw:text-style-name="P8" draw:layer="layout" svg:x1="7.285cm" svg:y1="22.086cm" svg:x2="2.503cm" svg:y2="22.086cm">
          <text:p/>
        </draw:line>
        <draw:line draw:style-name="gr4" draw:text-style-name="P8" draw:layer="layout" svg:x1="2.503cm" svg:y1="22.086cm" svg:x2="2.503cm" svg:y2="19.125cm">
          <text:p/>
        </draw:line>
        <draw:line draw:style-name="gr5" draw:text-style-name="P8" draw:layer="layout" svg:x1="2.503cm" svg:y1="19.125cm" svg:x2="3.566cm" svg:y2="19.125cm">
          <text:p/>
        </draw:line>
        <draw:custom-shape draw:style-name="gr1" draw:text-style-name="P2" draw:layer="layout" svg:width="3.719cm" svg:height="0.858cm" svg:x="3.141cm" svg:y="22.515cm">
          <text:p text:style-name="P2"><text:span text:style-name="T1">Кiнець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8" draw:layer="layout" svg:x1="5.054cm" svg:y1="22.515cm" svg:x2="5.054cm" svg:y2="22.193cm">
          <text:p/>
        </draw:line>
        <draw:rect draw:style-name="gr2" draw:text-style-name="P14" draw:layer="layout" svg:width="2.54cm" svg:height="0.635cm" svg:x="3.667cm" svg:y="17.383cm">
          <text:p text:style-name="P13"><text:span text:style-name="T9">B[i][j] = A[i][j]/max;</text:span></text:p>
        </draw:rect>
        <draw:custom-shape draw:style-name="gr1" draw:text-style-name="P11" draw:layer="layout" svg:width="0.635cm" svg:height="0.635cm" svg:x="16.062cm" svg:y="21.879cm">
          <text:p text:style-name="P11"><text:span text:style-name="T7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1" draw:layer="layout" svg:width="0.635cm" svg:height="0.635cm" svg:x="4.48cm" svg:y="13.776cm">
          <text:p text:style-name="P11"><text:span text:style-name="T7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8" draw:layer="layout" svg:x1="4.81cm" svg:y1="14.817cm" svg:x2="4.81cm" svg:y2="14.41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oisha Karaman</meta:initial-creator>
    <meta:creation-date>2021-11-25T15:27:32</meta:creation-date>
    <dc:date>2021-12-01T16:32:42</dc:date>
    <dc:creator>Moisha Karaman</dc:creator>
    <meta:editing-duration>PT32M37S</meta:editing-duration>
    <meta:editing-cycles>4</meta:editing-cycles>
    <meta:generator>OpenOffice/4.1.7$Unix OpenOffice.org_project/417m1$Build-9800</meta:generator>
    <meta:document-statistic meta:object-count="108"/>
  </office:meta>
</office:document-meta>
</file>